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)" office:value-type="float" office:value="131900">
            <text:p>13190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28100">
            <text:p>128100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3800">
            <text:p>38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100">
            <text:p>100</text:p>
          </table:table-cell>
          <table:table-cell office:value-type="float" office:value="38000">
            <text:p>38000</text:p>
          </table:table-cell>
          <table:table-cell/>
          <table:table-cell table:formula="of:=SUM([.H8])" office:value-type="float" office:value="1137.10526315789">
            <text:p>1137.1052631579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table:number-columns-repeated="3"/>
          <table:table-cell table:formula="of:=SUM([.H9];[.H37])" office:value-type="float" office:value="4016.25478580587">
            <text:p>4016.2547858059</text:p>
          </table:table-cell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3"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ce35" office:value-type="float" office:value="10000">
            <text:p>10000</text:p>
          </table:table-cell>
          <table:table-cell table:number-columns-repeated="4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E56])" office:value-type="float" office:value="1500.83542188805">
            <text:p>1500.8354218881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1482.0574162679">
            <text:p>41482.0574162679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F82])" office:value-type="float" office:value="702.619047619048">
            <text:p>702.619047619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E82])" office:value-type="float" office:value="1467.28070175439">
            <text:p>1467.2807017544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1:.F82])" office:value-type="float" office:value="1814.89974937343">
            <text:p>1814.8997493734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];[.E82];[.F82])" office:value-type="float" office:value="1102.61904761905">
            <text:p>1102.6190476191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7000">
            <text:p>37000</text:p>
          </table:table-cell>
          <table:table-cell table:style-name="Default"/>
          <table:table-cell table:number-columns-repeated="4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4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3"/>
          <table:table-cell table:style-name="ce2" table:formula="of:=SUM([.B86:.F86])" office:value-type="float" office:value="14400">
            <text:p>14400</text:p>
          </table:table-cell>
          <table:table-cell table:formula="of:=SUM([.B109:.F109])" office:value-type="float" office:value="749.465240641711">
            <text:p>749.4652406417</text:p>
          </table:table-cell>
          <table:table-cell office:value-type="string">
            <text:p>Անի Գ․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749.465240641711">
            <text:p>749.4652406417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749.465240641711">
            <text:p>749.4652406417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749.465240641711">
            <text:p>749.4652406417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09:.F109])" office:value-type="float" office:value="331.818181818182">
            <text:p>331.8181818182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749.465240641711">
            <text:p>749.4652406417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749.465240641711">
            <text:p>749.4652406417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B109];[.D109];[.E109];[.F109])" office:value-type="float" office:value="417.647058823529">
            <text:p>417.6470588235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5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 table:number-columns-repeated="4"/>
          <table:table-cell table:formula="of:=SUM([.B109:.E109])" office:value-type="float" office:value="749.465240641711">
            <text:p>749.4652406417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>
            <text:p>-Gena</text:p>
          </table:table-cell>
          <table:table-cell/>
          <table:table-cell table:formula="of:=SUM([.B109:.F109])" office:value-type="float" office:value="749.465240641711">
            <text:p>749.4652406417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109:.F109])" office:value-type="float" office:value="749.465240641711">
            <text:p>749.4652406417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749.465240641711">
            <text:p>749.4652406417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749.465240641711">
            <text:p>749.4652406417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749.465240641711">
            <text:p>749.4652406417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09:.F109])" office:value-type="float" office:value="331.818181818182">
            <text:p>331.8181818182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749.465240641711">
            <text:p>749.4652406417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09:.F109])" office:value-type="float" office:value="331.818181818182">
            <text:p>331.8181818182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109])"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])" office:value-type="float" office:value="417.647058823529">
            <text:p>417.6470588235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749.465240641711">
            <text:p>749.4652406417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749.465240641711">
            <text:p>749.4652406417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1" office:value-type="float" office:value="0">
            <text:p>0</text:p>
          </table:table-cell>
          <table:table-cell table:formula="of:=[.E86]/18" office:value-type="float" office:value="0">
            <text:p>0</text:p>
          </table:table-cell>
          <table:table-cell table:formula="of:=[.F86]/21" office:value-type="float" office:value="0">
            <text:p>0</text:p>
          </table:table-cell>
          <table:table-cell/>
          <table:table-cell table:style-name="ce2" table:formula="of:=SUM([.H86:.H108])" office:value-type="float" office:value="13404.5454545455">
            <text:p>13404.5454545455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4/26/2016</text:date>, <text:time>11:4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26T11:44:16</dc:date>
    <meta:editing-duration>P6DT11H39M14S</meta:editing-duration>
    <meta:editing-cycles>2290</meta:editing-cycles>
    <meta:generator>OpenOffice/4.1.1$Unix OpenOffice.org_project/411m6$Build-9775</meta:generator>
    <dc:creator>Hasmik Dabaghyan</dc:creator>
    <meta:document-statistic meta:table-count="13" meta:cell-count="5620" meta:object-count="0"/>
  </office:meta>
</office:document-meta>
</file>